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2]/50*0.15 + [.L2]/50*0.15 + [.M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N2] + [.T2] + [.W2]" office:value-type="float" office:value="0" calcext:value-type="float">
            <text:p>0.00000</text:p>
          </table:table-cell>
          <table:table-cell table:style-name="ce15" table:formula="of:=IF([.Y2]&gt;=0.9875;&quot;A+&quot;;  IF([.Y2]&gt;=0.94; &quot;A&quot;; IF([.Y2]&gt;=0.9; &quot;A-&quot;; IF([.Y2]&gt;=0.87; &quot;B+&quot;; IF([.Y2]&gt;=0.84;&quot;B&quot;; IF([.Y2]&gt;=0.8; &quot;B-&quot;; IF([.Y2]&gt;=0.77; &quot;C+&quot;; IF([.Y2]&gt;=0.74;&quot;C&quot;; IF([.Y2]&gt;=0.7; &quot;C-&quot;; IF([.Y2]&gt;=0.67; &quot;D+&quot;; IF([.Y2]&gt;=0.64;&quot;D&quot;; IF([.Y2]&gt;=0.6; &quot;D-&quot;; &quot;F&quot;))))))))))))" office:value-type="string" office:string-value="F" calcext:value-type="string">
            <text:p>F</text:p>
          </table:table-cell>
          <table:table-cell table:style-name="ce17" table:formula="of:=VLOOKUP([.Z2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3]/50*0.15 + [.L3]/50*0.15 + [.M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N3] + [.T3] + [.W3]" office:value-type="float" office:value="0" calcext:value-type="float">
            <text:p>0.00000</text:p>
          </table:table-cell>
          <table:table-cell table:style-name="ce15" table:formula="of:=IF([.Y3]&gt;=0.9875;&quot;A+&quot;;  IF([.Y3]&gt;=0.94; &quot;A&quot;; IF([.Y3]&gt;=0.9; &quot;A-&quot;; IF([.Y3]&gt;=0.87; &quot;B+&quot;; IF([.Y3]&gt;=0.84;&quot;B&quot;; IF([.Y3]&gt;=0.8; &quot;B-&quot;; IF([.Y3]&gt;=0.77; &quot;C+&quot;; IF([.Y3]&gt;=0.74;&quot;C&quot;; IF([.Y3]&gt;=0.7; &quot;C-&quot;; IF([.Y3]&gt;=0.67; &quot;D+&quot;; IF([.Y3]&gt;=0.64;&quot;D&quot;; IF([.Y3]&gt;=0.6; &quot;D-&quot;; &quot;F&quot;))))))))))))" office:value-type="string" office:string-value="F" calcext:value-type="string">
            <text:p>F</text:p>
          </table:table-cell>
          <table:table-cell table:style-name="ce17" table:formula="of:=VLOOKUP([.Z3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4]/50*0.15 + [.L4]/50*0.15 + [.M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N4] + [.T4] + [.W4]" office:value-type="float" office:value="0" calcext:value-type="float">
            <text:p>0.00000</text:p>
          </table:table-cell>
          <table:table-cell table:style-name="ce15" table:formula="of:=IF([.Y4]&gt;=0.9875;&quot;A+&quot;;  IF([.Y4]&gt;=0.94; &quot;A&quot;; IF([.Y4]&gt;=0.9; &quot;A-&quot;; IF([.Y4]&gt;=0.87; &quot;B+&quot;; IF([.Y4]&gt;=0.84;&quot;B&quot;; IF([.Y4]&gt;=0.8; &quot;B-&quot;; IF([.Y4]&gt;=0.77; &quot;C+&quot;; IF([.Y4]&gt;=0.74;&quot;C&quot;; IF([.Y4]&gt;=0.7; &quot;C-&quot;; IF([.Y4]&gt;=0.67; &quot;D+&quot;; IF([.Y4]&gt;=0.64;&quot;D&quot;; IF([.Y4]&gt;=0.6; &quot;D-&quot;; &quot;F&quot;))))))))))))" office:value-type="string" office:string-value="F" calcext:value-type="string">
            <text:p>F</text:p>
          </table:table-cell>
          <table:table-cell table:style-name="ce17" table:formula="of:=VLOOKUP([.Z4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5]/50*0.15 + [.L5]/50*0.15 + [.M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N5] + [.T5] + [.W5]" office:value-type="float" office:value="0" calcext:value-type="float">
            <text:p>0.00000</text:p>
          </table:table-cell>
          <table:table-cell table:style-name="ce15" table:formula="of:=IF([.Y5]&gt;=0.9875;&quot;A+&quot;;  IF([.Y5]&gt;=0.94; &quot;A&quot;; IF([.Y5]&gt;=0.9; &quot;A-&quot;; IF([.Y5]&gt;=0.87; &quot;B+&quot;; IF([.Y5]&gt;=0.84;&quot;B&quot;; IF([.Y5]&gt;=0.8; &quot;B-&quot;; IF([.Y5]&gt;=0.77; &quot;C+&quot;; IF([.Y5]&gt;=0.74;&quot;C&quot;; IF([.Y5]&gt;=0.7; &quot;C-&quot;; IF([.Y5]&gt;=0.67; &quot;D+&quot;; IF([.Y5]&gt;=0.64;&quot;D&quot;; IF([.Y5]&gt;=0.6; &quot;D-&quot;; &quot;F&quot;))))))))))))" office:value-type="string" office:string-value="F" calcext:value-type="string">
            <text:p>F</text:p>
          </table:table-cell>
          <table:table-cell table:style-name="ce17" table:formula="of:=VLOOKUP([.Z5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6]/50*0.15 + [.L6]/50*0.15 + [.M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N6] + [.T6] + [.W6]" office:value-type="float" office:value="0" calcext:value-type="float">
            <text:p>0.00000</text:p>
          </table:table-cell>
          <table:table-cell table:style-name="ce15" table:formula="of:=IF([.Y6]&gt;=0.9875;&quot;A+&quot;;  IF([.Y6]&gt;=0.94; &quot;A&quot;; IF([.Y6]&gt;=0.9; &quot;A-&quot;; IF([.Y6]&gt;=0.87; &quot;B+&quot;; IF([.Y6]&gt;=0.84;&quot;B&quot;; IF([.Y6]&gt;=0.8; &quot;B-&quot;; IF([.Y6]&gt;=0.77; &quot;C+&quot;; IF([.Y6]&gt;=0.74;&quot;C&quot;; IF([.Y6]&gt;=0.7; &quot;C-&quot;; IF([.Y6]&gt;=0.67; &quot;D+&quot;; IF([.Y6]&gt;=0.64;&quot;D&quot;; IF([.Y6]&gt;=0.6; &quot;D-&quot;; &quot;F&quot;))))))))))))" office:value-type="string" office:string-value="F" calcext:value-type="string">
            <text:p>F</text:p>
          </table:table-cell>
          <table:table-cell table:style-name="ce17" table:formula="of:=VLOOKUP([.Z6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7]/50*0.15 + [.L7]/50*0.15 + [.M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N7] + [.T7] + [.W7]" office:value-type="float" office:value="0" calcext:value-type="float">
            <text:p>0.00000</text:p>
          </table:table-cell>
          <table:table-cell table:style-name="ce15" table:formula="of:=IF([.Y7]&gt;=0.9875;&quot;A+&quot;;  IF([.Y7]&gt;=0.94; &quot;A&quot;; IF([.Y7]&gt;=0.9; &quot;A-&quot;; IF([.Y7]&gt;=0.87; &quot;B+&quot;; IF([.Y7]&gt;=0.84;&quot;B&quot;; IF([.Y7]&gt;=0.8; &quot;B-&quot;; IF([.Y7]&gt;=0.77; &quot;C+&quot;; IF([.Y7]&gt;=0.74;&quot;C&quot;; IF([.Y7]&gt;=0.7; &quot;C-&quot;; IF([.Y7]&gt;=0.67; &quot;D+&quot;; IF([.Y7]&gt;=0.64;&quot;D&quot;; IF([.Y7]&gt;=0.6; &quot;D-&quot;; &quot;F&quot;))))))))))))" office:value-type="string" office:string-value="F" calcext:value-type="string">
            <text:p>F</text:p>
          </table:table-cell>
          <table:table-cell table:style-name="ce17" table:formula="of:=VLOOKUP([.Z7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8]/50*0.15 + [.L8]/50*0.15 + [.M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N8] + [.T8] + [.W8]" office:value-type="float" office:value="0" calcext:value-type="float">
            <text:p>0.00000</text:p>
          </table:table-cell>
          <table:table-cell table:style-name="ce15" table:formula="of:=IF([.Y8]&gt;=0.9875;&quot;A+&quot;;  IF([.Y8]&gt;=0.94; &quot;A&quot;; IF([.Y8]&gt;=0.9; &quot;A-&quot;; IF([.Y8]&gt;=0.87; &quot;B+&quot;; IF([.Y8]&gt;=0.84;&quot;B&quot;; IF([.Y8]&gt;=0.8; &quot;B-&quot;; IF([.Y8]&gt;=0.77; &quot;C+&quot;; IF([.Y8]&gt;=0.74;&quot;C&quot;; IF([.Y8]&gt;=0.7; &quot;C-&quot;; IF([.Y8]&gt;=0.67; &quot;D+&quot;; IF([.Y8]&gt;=0.64;&quot;D&quot;; IF([.Y8]&gt;=0.6; &quot;D-&quot;; &quot;F&quot;))))))))))))" office:value-type="string" office:string-value="F" calcext:value-type="string">
            <text:p>F</text:p>
          </table:table-cell>
          <table:table-cell table:style-name="ce17" table:formula="of:=VLOOKUP([.Z8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9]/50*0.15 + [.L9]/50*0.15 + [.M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9] + [.N9] + [.T9] + [.W9]" office:value-type="float" office:value="0" calcext:value-type="float">
            <text:p>0.00000</text:p>
          </table:table-cell>
          <table:table-cell table:style-name="ce15" table:formula="of:=IF([.Y9]&gt;=0.9875;&quot;A+&quot;;  IF([.Y9]&gt;=0.94; &quot;A&quot;; IF([.Y9]&gt;=0.9; &quot;A-&quot;; IF([.Y9]&gt;=0.87; &quot;B+&quot;; IF([.Y9]&gt;=0.84;&quot;B&quot;; IF([.Y9]&gt;=0.8; &quot;B-&quot;; IF([.Y9]&gt;=0.77; &quot;C+&quot;; IF([.Y9]&gt;=0.74;&quot;C&quot;; IF([.Y9]&gt;=0.7; &quot;C-&quot;; IF([.Y9]&gt;=0.67; &quot;D+&quot;; IF([.Y9]&gt;=0.64;&quot;D&quot;; IF([.Y9]&gt;=0.6; &quot;D-&quot;; &quot;F&quot;))))))))))))" office:value-type="string" office:string-value="F" calcext:value-type="string">
            <text:p>F</text:p>
          </table:table-cell>
          <table:table-cell table:style-name="ce17" table:formula="of:=VLOOKUP([.Z9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10]/50*0.15 + [.L10]/50*0.15 + [.M1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N10] + [.T10] + [.W10]" office:value-type="float" office:value="0" calcext:value-type="float">
            <text:p>0.00000</text:p>
          </table:table-cell>
          <table:table-cell table:style-name="ce15" table:formula="of:=IF([.Y10]&gt;=0.9875;&quot;A+&quot;;  IF([.Y10]&gt;=0.94; &quot;A&quot;; IF([.Y10]&gt;=0.9; &quot;A-&quot;; IF([.Y10]&gt;=0.87; &quot;B+&quot;; IF([.Y10]&gt;=0.84;&quot;B&quot;; IF([.Y10]&gt;=0.8; &quot;B-&quot;; IF([.Y10]&gt;=0.77; &quot;C+&quot;; IF([.Y10]&gt;=0.74;&quot;C&quot;; IF([.Y10]&gt;=0.7; &quot;C-&quot;; IF([.Y10]&gt;=0.67; &quot;D+&quot;; IF([.Y10]&gt;=0.64;&quot;D&quot;; IF([.Y10]&gt;=0.6; &quot;D-&quot;; &quot;F&quot;))))))))))))" office:value-type="string" office:string-value="F" calcext:value-type="string">
            <text:p>F</text:p>
          </table:table-cell>
          <table:table-cell table:style-name="ce17" table:formula="of:=VLOOKUP([.Z10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11]/50*0.15 + [.L11]/50*0.15 + [.M1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N11] + [.T11] + [.W11]" office:value-type="float" office:value="0" calcext:value-type="float">
            <text:p>0.00000</text:p>
          </table:table-cell>
          <table:table-cell table:style-name="ce15" table:formula="of:=IF([.Y11]&gt;=0.9875;&quot;A+&quot;;  IF([.Y11]&gt;=0.94; &quot;A&quot;; IF([.Y11]&gt;=0.9; &quot;A-&quot;; IF([.Y11]&gt;=0.87; &quot;B+&quot;; IF([.Y11]&gt;=0.84;&quot;B&quot;; IF([.Y11]&gt;=0.8; &quot;B-&quot;; IF([.Y11]&gt;=0.77; &quot;C+&quot;; IF([.Y11]&gt;=0.74;&quot;C&quot;; IF([.Y11]&gt;=0.7; &quot;C-&quot;; IF([.Y11]&gt;=0.67; &quot;D+&quot;; IF([.Y11]&gt;=0.64;&quot;D&quot;; IF([.Y11]&gt;=0.6; &quot;D-&quot;; &quot;F&quot;))))))))))))" office:value-type="string" office:string-value="F" calcext:value-type="string">
            <text:p>F</text:p>
          </table:table-cell>
          <table:table-cell table:style-name="ce17" table:formula="of:=VLOOKUP([.Z11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+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12]/50*0.15 + [.L12]/50*0.15 + [.M1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N12] + [.T12] + [.W12]" office:value-type="float" office:value="0" calcext:value-type="float">
            <text:p>0.00000</text:p>
          </table:table-cell>
          <table:table-cell table:style-name="ce15" table:formula="of:=IF([.Y12]&gt;=0.9875;&quot;A+&quot;;  IF([.Y12]&gt;=0.94; &quot;A&quot;; IF([.Y12]&gt;=0.9; &quot;A-&quot;; IF([.Y12]&gt;=0.87; &quot;B+&quot;; IF([.Y12]&gt;=0.84;&quot;B&quot;; IF([.Y12]&gt;=0.8; &quot;B-&quot;; IF([.Y12]&gt;=0.77; &quot;C+&quot;; IF([.Y12]&gt;=0.74;&quot;C&quot;; IF([.Y12]&gt;=0.7; &quot;C-&quot;; IF([.Y12]&gt;=0.67; &quot;D+&quot;; IF([.Y12]&gt;=0.64;&quot;D&quot;; IF([.Y12]&gt;=0.6; &quot;D-&quot;; &quot;F&quot;))))))))))))" office:value-type="string" office:string-value="F" calcext:value-type="string">
            <text:p>F</text:p>
          </table:table-cell>
          <table:table-cell table:style-name="ce17" table:formula="of:=VLOOKUP([.Z12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13]/50*0.15 + [.L13]/50*0.15 + [.M1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N13] + [.T13] + [.W13]" office:value-type="float" office:value="0" calcext:value-type="float">
            <text:p>0.00000</text:p>
          </table:table-cell>
          <table:table-cell table:style-name="ce15" table:formula="of:=IF([.Y13]&gt;=0.9875;&quot;A+&quot;;  IF([.Y13]&gt;=0.94; &quot;A&quot;; IF([.Y13]&gt;=0.9; &quot;A-&quot;; IF([.Y13]&gt;=0.87; &quot;B+&quot;; IF([.Y13]&gt;=0.84;&quot;B&quot;; IF([.Y13]&gt;=0.8; &quot;B-&quot;; IF([.Y13]&gt;=0.77; &quot;C+&quot;; IF([.Y13]&gt;=0.74;&quot;C&quot;; IF([.Y13]&gt;=0.7; &quot;C-&quot;; IF([.Y13]&gt;=0.67; &quot;D+&quot;; IF([.Y13]&gt;=0.64;&quot;D&quot;; IF([.Y13]&gt;=0.6; &quot;D-&quot;; &quot;F&quot;))))))))))))" office:value-type="string" office:string-value="F" calcext:value-type="string">
            <text:p>F</text:p>
          </table:table-cell>
          <table:table-cell table:style-name="ce17" table:formula="of:=VLOOKUP([.Z13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14]/50*0.15 + [.L14]/50*0.15 + [.M1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N14] + [.T14] + [.W14]" office:value-type="float" office:value="0" calcext:value-type="float">
            <text:p>0.00000</text:p>
          </table:table-cell>
          <table:table-cell table:style-name="ce15" table:formula="of:=IF([.Y14]&gt;=0.9875;&quot;A+&quot;;  IF([.Y14]&gt;=0.94; &quot;A&quot;; IF([.Y14]&gt;=0.9; &quot;A-&quot;; IF([.Y14]&gt;=0.87; &quot;B+&quot;; IF([.Y14]&gt;=0.84;&quot;B&quot;; IF([.Y14]&gt;=0.8; &quot;B-&quot;; IF([.Y14]&gt;=0.77; &quot;C+&quot;; IF([.Y14]&gt;=0.74;&quot;C&quot;; IF([.Y14]&gt;=0.7; &quot;C-&quot;; IF([.Y14]&gt;=0.67; &quot;D+&quot;; IF([.Y14]&gt;=0.64;&quot;D&quot;; IF([.Y14]&gt;=0.6; &quot;D-&quot;; &quot;F&quot;))))))))))))" office:value-type="string" office:string-value="F" calcext:value-type="string">
            <text:p>F</text:p>
          </table:table-cell>
          <table:table-cell table:style-name="ce17" table:formula="of:=VLOOKUP([.Z14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15]/50*0.15 + [.L15]/50*0.15 + [.M1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N15] + [.T15] + [.W15]" office:value-type="float" office:value="0" calcext:value-type="float">
            <text:p>0.00000</text:p>
          </table:table-cell>
          <table:table-cell table:style-name="ce15" table:formula="of:=IF([.Y15]&gt;=0.9875;&quot;A+&quot;;  IF([.Y15]&gt;=0.94; &quot;A&quot;; IF([.Y15]&gt;=0.9; &quot;A-&quot;; IF([.Y15]&gt;=0.87; &quot;B+&quot;; IF([.Y15]&gt;=0.84;&quot;B&quot;; IF([.Y15]&gt;=0.8; &quot;B-&quot;; IF([.Y15]&gt;=0.77; &quot;C+&quot;; IF([.Y15]&gt;=0.74;&quot;C&quot;; IF([.Y15]&gt;=0.7; &quot;C-&quot;; IF([.Y15]&gt;=0.67; &quot;D+&quot;; IF([.Y15]&gt;=0.64;&quot;D&quot;; IF([.Y15]&gt;=0.6; &quot;D-&quot;; &quot;F&quot;))))))))))))" office:value-type="string" office:string-value="F" calcext:value-type="string">
            <text:p>F</text:p>
          </table:table-cell>
          <table:table-cell table:style-name="ce17" table:formula="of:=VLOOKUP([.Z15]; [.$AF$2:.$AG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16]/50*0.15 + [.L16]/50*0.15 + [.M1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N16] + [.T16] + [.W16]" office:value-type="float" office:value="0" calcext:value-type="float">
            <text:p>0.00000</text:p>
          </table:table-cell>
          <table:table-cell table:style-name="ce15" table:formula="of:=IF([.Y16]&gt;=0.9875;&quot;A+&quot;;  IF([.Y16]&gt;=0.94; &quot;A&quot;; IF([.Y16]&gt;=0.9; &quot;A-&quot;; IF([.Y16]&gt;=0.87; &quot;B+&quot;; IF([.Y16]&gt;=0.84;&quot;B&quot;; IF([.Y16]&gt;=0.8; &quot;B-&quot;; IF([.Y16]&gt;=0.77; &quot;C+&quot;; IF([.Y16]&gt;=0.74;&quot;C&quot;; IF([.Y16]&gt;=0.7; &quot;C-&quot;; IF([.Y16]&gt;=0.67; &quot;D+&quot;; IF([.Y16]&gt;=0.64;&quot;D&quot;; IF([.Y16]&gt;=0.6; &quot;D-&quot;; &quot;F&quot;))))))))))))" office:value-type="string" office:string-value="F" calcext:value-type="string">
            <text:p>F</text:p>
          </table:table-cell>
          <table:table-cell table:style-name="ce17" table:formula="of:=VLOOKUP([.Z16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17]/50*0.15 + [.L17]/50*0.15 + [.M1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N17] + [.T17] + [.W17]" office:value-type="float" office:value="0" calcext:value-type="float">
            <text:p>0.00000</text:p>
          </table:table-cell>
          <table:table-cell table:style-name="ce15" table:formula="of:=IF([.Y17]&gt;=0.9875;&quot;A+&quot;;  IF([.Y17]&gt;=0.94; &quot;A&quot;; IF([.Y17]&gt;=0.9; &quot;A-&quot;; IF([.Y17]&gt;=0.87; &quot;B+&quot;; IF([.Y17]&gt;=0.84;&quot;B&quot;; IF([.Y17]&gt;=0.8; &quot;B-&quot;; IF([.Y17]&gt;=0.77; &quot;C+&quot;; IF([.Y17]&gt;=0.74;&quot;C&quot;; IF([.Y17]&gt;=0.7; &quot;C-&quot;; IF([.Y17]&gt;=0.67; &quot;D+&quot;; IF([.Y17]&gt;=0.64;&quot;D&quot;; IF([.Y17]&gt;=0.6; &quot;D-&quot;; &quot;F&quot;))))))))))))" office:value-type="string" office:string-value="F" calcext:value-type="string">
            <text:p>F</text:p>
          </table:table-cell>
          <table:table-cell table:style-name="ce17" table:formula="of:=VLOOKUP([.Z17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18]/50*0.15 + [.L18]/50*0.15 + [.M1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N18] + [.T18] + [.W18]" office:value-type="float" office:value="0" calcext:value-type="float">
            <text:p>0.00000</text:p>
          </table:table-cell>
          <table:table-cell table:style-name="ce15" table:formula="of:=IF([.Y18]&gt;=0.9875;&quot;A+&quot;;  IF([.Y18]&gt;=0.94; &quot;A&quot;; IF([.Y18]&gt;=0.9; &quot;A-&quot;; IF([.Y18]&gt;=0.87; &quot;B+&quot;; IF([.Y18]&gt;=0.84;&quot;B&quot;; IF([.Y18]&gt;=0.8; &quot;B-&quot;; IF([.Y18]&gt;=0.77; &quot;C+&quot;; IF([.Y18]&gt;=0.74;&quot;C&quot;; IF([.Y18]&gt;=0.7; &quot;C-&quot;; IF([.Y18]&gt;=0.67; &quot;D+&quot;; IF([.Y18]&gt;=0.64;&quot;D&quot;; IF([.Y18]&gt;=0.6; &quot;D-&quot;; &quot;F&quot;))))))))))))" office:value-type="string" office:string-value="F" calcext:value-type="string">
            <text:p>F</text:p>
          </table:table-cell>
          <table:table-cell table:style-name="ce17" table:formula="of:=VLOOKUP([.Z18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office:value-type="string" calcext:value-type="string">
            <text:p>B+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19]/50*0.15 + [.L19]/50*0.15 + [.M1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N19] + [.T19] + [.W19]" office:value-type="float" office:value="0" calcext:value-type="float">
            <text:p>0.00000</text:p>
          </table:table-cell>
          <table:table-cell table:style-name="ce15" table:formula="of:=IF([.Y19]&gt;=0.9875;&quot;A+&quot;;  IF([.Y19]&gt;=0.94; &quot;A&quot;; IF([.Y19]&gt;=0.9; &quot;A-&quot;; IF([.Y19]&gt;=0.87; &quot;B+&quot;; IF([.Y19]&gt;=0.84;&quot;B&quot;; IF([.Y19]&gt;=0.8; &quot;B-&quot;; IF([.Y19]&gt;=0.77; &quot;C+&quot;; IF([.Y19]&gt;=0.74;&quot;C&quot;; IF([.Y19]&gt;=0.7; &quot;C-&quot;; IF([.Y19]&gt;=0.67; &quot;D+&quot;; IF([.Y19]&gt;=0.64;&quot;D&quot;; IF([.Y19]&gt;=0.6; &quot;D-&quot;; &quot;F&quot;))))))))))))" office:value-type="string" office:string-value="F" calcext:value-type="string">
            <text:p>F</text:p>
          </table:table-cell>
          <table:table-cell table:style-name="ce17" table:formula="of:=VLOOKUP([.Z19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man Nardone</text:p>
          </table:table-cell>
          <table:table-cell office:value-type="string" calcext:value-type="string">
            <text:p>F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20]/50*0.15 + [.L20]/50*0.15 + [.M2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N20] + [.T20] + [.W20]" office:value-type="float" office:value="0" calcext:value-type="float">
            <text:p>0.00000</text:p>
          </table:table-cell>
          <table:table-cell table:style-name="ce15" table:formula="of:=IF([.Y20]&gt;=0.9875;&quot;A+&quot;;  IF([.Y20]&gt;=0.94; &quot;A&quot;; IF([.Y20]&gt;=0.9; &quot;A-&quot;; IF([.Y20]&gt;=0.87; &quot;B+&quot;; IF([.Y20]&gt;=0.84;&quot;B&quot;; IF([.Y20]&gt;=0.8; &quot;B-&quot;; IF([.Y20]&gt;=0.77; &quot;C+&quot;; IF([.Y20]&gt;=0.74;&quot;C&quot;; IF([.Y20]&gt;=0.7; &quot;C-&quot;; IF([.Y20]&gt;=0.67; &quot;D+&quot;; IF([.Y20]&gt;=0.64;&quot;D&quot;; IF([.Y20]&gt;=0.6; &quot;D-&quot;; &quot;F&quot;))))))))))))" office:value-type="string" office:string-value="F" calcext:value-type="string">
            <text:p>F</text:p>
          </table:table-cell>
          <table:table-cell table:style-name="ce17" table:formula="of:=VLOOKUP([.Z20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/>
          <table:table-cell/>
          <table:table-cell table:style-name="ce5" table:number-columns-repeated="3"/>
          <table:table-cell table:style-name="ce7" table:formula="of:=[.K21]/50*0.15 + [.L21]/50*0.15 + [.M2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N21] + [.T21] + [.W21]" office:value-type="float" office:value="0" calcext:value-type="float">
            <text:p>0.00000</text:p>
          </table:table-cell>
          <table:table-cell table:style-name="ce15" table:formula="of:=IF([.Y21]&gt;=0.9875;&quot;A+&quot;;  IF([.Y21]&gt;=0.94; &quot;A&quot;; IF([.Y21]&gt;=0.9; &quot;A-&quot;; IF([.Y21]&gt;=0.87; &quot;B+&quot;; IF([.Y21]&gt;=0.84;&quot;B&quot;; IF([.Y21]&gt;=0.8; &quot;B-&quot;; IF([.Y21]&gt;=0.77; &quot;C+&quot;; IF([.Y21]&gt;=0.74;&quot;C&quot;; IF([.Y21]&gt;=0.7; &quot;C-&quot;; IF([.Y21]&gt;=0.67; &quot;D+&quot;; IF([.Y21]&gt;=0.64;&quot;D&quot;; IF([.Y21]&gt;=0.6; &quot;D-&quot;; &quot;F&quot;))))))))))))" office:value-type="string" office:string-value="F" calcext:value-type="string">
            <text:p>F</text:p>
          </table:table-cell>
          <table:table-cell table:style-name="ce17" table:formula="of:=VLOOKUP([.Z21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Y2:.Y18])" office:value-type="float" office:value="0" calcext:value-type="float">
            <text:p>0</text:p>
          </table:table-cell>
          <table:table-cell table:style-name="ce12"/>
          <table:table-cell table:style-name="ce15" table:formula="of:=AVERAGE([.AA2:.AA2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6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table:number-columns-repeated="6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6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1006"/>
        </table:table-row>
        <table:table-row table:style-name="ro1" table:number-rows-repeated="1048547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6:01:14.512493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9-23T16:12:29.729410501</dc:date>
    <dc:creator>Gregory Kapfhammer</dc:creator>
    <meta:editing-duration>P5DT22H48M45S</meta:editing-duration>
    <meta:editing-cycles>20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11" meta:object-count="0"/>
  </office:meta>
</office:document-meta>
</file>